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ystem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Franklin Gothic Medium" fo:language="es" fo:country="ES"/>
    </style:style>
    <style:style style:name="P2" style:family="paragraph" style:parent-style-name="Standard">
      <style:paragraph-properties fo:line-height="100%" fo:text-align="center" style:justify-single-word="false"/>
      <style:text-properties style:font-name="Franklin Gothic Medium" fo:language="es" fo:country="ES"/>
    </style:style>
    <style:style style:name="P3" style:family="paragraph" style:parent-style-name="Standard">
      <style:paragraph-properties fo:line-height="100%" fo:text-align="center" style:justify-single-word="false"/>
      <style:text-properties style:font-name="Franklin Gothic Medium" fo:font-size="14pt" fo:language="es" fo:country="ES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fo:color="#b2b2b2" loext:opacity="100%" style:font-name="Franklin Gothic Medium" fo:font-size="10pt" fo:language="es" fo:country="ES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/>
      <style:text-properties fo:color="#ff3333" loext:opacity="100%" style:font-name="Franklin Gothic Medium" fo:font-size="20pt" fo:language="es" fo:country="ES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fo:color="#ff3333" loext:opacity="100%" style:font-name="Calibri" fo:language="es" fo:country="ES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loext:opacity="0%" style:font-name="Franklin Gothic Medium" fo:language="es" fo:country="ES"/>
    </style:style>
    <style:style style:name="P8" style:family="paragraph" style:parent-style-name="Standard">
      <style:paragraph-properties fo:line-height="150%" fo:text-align="start" style:justify-single-word="false"/>
      <style:text-properties style:use-window-font-color="true" loext:opacity="0%" style:font-name="Franklin Gothic Medium" fo:language="es" fo:country="ES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loext:opacity="0%" style:font-name="Franklin Gothic Medium" fo:font-size="12pt" fo:language="es" fo:country="ES" style:font-size-asian="12pt" style:font-size-complex="12pt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loext:opacity="0%" style:font-name="Franklin Gothic Medium" fo:font-size="10pt" fo:language="es" fo:country="ES" style:font-size-asian="10pt" style:font-size-complex="10pt"/>
    </style:style>
    <style:style style:name="P11" style:family="paragraph" style:parent-style-name="Standard" style:list-style-name="L1">
      <style:paragraph-properties fo:line-height="100%" fo:text-align="start" style:justify-single-word="false"/>
    </style:style>
    <style:style style:name="P12" style:family="paragraph" style:parent-style-name="Standard" style:list-style-name="L1">
      <style:paragraph-properties fo:line-height="100%" fo:text-align="start" style:justify-single-word="false"/>
      <style:text-properties style:font-name="Franklin Gothic Medium" fo:language="es" fo:country="ES"/>
    </style:style>
    <style:style style:name="P13" style:family="paragraph" style:parent-style-name="Standard" style:list-style-name="L1">
      <style:paragraph-properties fo:line-height="100%" fo:text-align="start" style:justify-single-word="false"/>
      <style:text-properties style:use-window-font-color="true" loext:opacity="0%" style:font-name="Franklin Gothic Medium" fo:language="es" fo:country="ES"/>
    </style:style>
    <style:style style:name="T1" style:family="text">
      <style:text-properties style:font-name="Franklin Gothic Medium" fo:language="es" fo:country="ES"/>
    </style:style>
    <style:style style:name="T2" style:family="text">
      <style:text-properties fo:color="#ff3333" loext:opacity="100%"/>
    </style:style>
    <style:style style:name="T3" style:family="text">
      <style:text-properties fo:color="#ff3333" loext:opacity="100%" style:font-name="Calibri" fo:font-size="10pt" style:font-size-asian="10pt" style:font-size-complex="10pt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color="#b2b2b2" loext:opacity="100%" style:font-name="Calibri" fo:font-size="10pt" fo:language="es" fo:country="ES" fo:font-weight="normal" style:font-size-asian="10pt" style:font-weight-asian="normal" style:font-size-complex="10pt" style:font-weight-complex="normal"/>
    </style:style>
    <style:style style:name="T6" style:family="text">
      <style:text-properties fo:color="#b2b2b2" loext:opacity="100%" style:font-name="Calibri" fo:font-size="10pt" style:font-size-asian="10pt" style:font-size-complex="10pt"/>
    </style:style>
    <style:style style:name="T7" style:family="text">
      <style:text-properties fo:color="#b2b2b2" loext:opacity="100%" style:font-name="Calibri"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use-window-font-color="true" loext:opacity="0%"/>
    </style:style>
    <style:style style:name="T10" style:family="text">
      <style:text-properties style:use-window-font-color="true" loext:opacity="0%" fo:font-size="12pt" style:font-size-asian="12pt" style:font-size-complex="12pt"/>
    </style:style>
    <style:style style:name="T11" style:family="text">
      <style:text-properties style:font-name="Calibri" fo:font-size="10pt" style:font-size-asian="10pt" style:font-size-complex="10pt"/>
    </style:style>
    <text:list-style style:name="L1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text:list-tab-stop-position="1.499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Vigilia Pascual</text:p>
      <text:p text:style-name="P4">Relación de cantos</text:p>
      <text:p text:style-name="P2"/>
      <text:p text:style-name="P3">“LUZ DE CRISTO; DEMOS GACIAS A DIOS”</text:p>
      <text:p text:style-name="P1"/>
      <text:p text:style-name="P6"><text:tab/><text:span text:style-name="T4">Primer núcleo de lecturas.</text:span></text:p>
      <text:list text:style-name="L1">
        <text:list-item>
          <text:p text:style-name="P11"><text:span text:style-name="T1">Himno a Cristo Luz<text:tab/></text:span><text:span text:style-name="T5">Himno</text:span><text:span text:style-name="T1"><text:tab/><text:tab/><text:tab/><text:tab/><text:tab/><text:tab/>_______________________</text:span></text:p>
          <text:p text:style-name="P12"/>
        </text:list-item>
        <text:list-item>
          <text:p text:style-name="P12">Pregón Pascual<text:tab/><text:span text:style-name="T7">Pregón solemne de la Vigilia Pascual</text:span><text:tab/><text:tab/>_______________________</text:p>
        </text:list-item>
      </text:list>
      <text:p text:style-name="P1"/>
      <text:list text:continue-numbering="true" text:style-name="L1">
        <text:list-item>
          <text:p text:style-name="P12">1° LECTURA:<text:tab/><text:span text:style-name="T2">Génesis 1, 1 – 2, 2</text:span><text:span text:style-name="T9"><text:tab/><text:tab/><text:tab/><text:tab/>_______________________</text:span></text:p>
        </text:list-item>
      </text:list>
      <text:p text:style-name="P7"><text:tab/><text:tab/>Oh Señor envía tu Espíritu<text:tab/><text:span text:style-name="T7">Salmo 104 (103)</text:span></text:p>
      <text:p text:style-name="P1"><text:tab/><text:tab/>Oh Señor nuestro Dios<text:tab/><text:span text:style-name="T6">Salmo 8</text:span></text:p>
      <text:p text:style-name="P1"><text:span text:style-name="T10"><text:tab/><text:tab/>Exultad justos en el Señor<text:tab/></text:span><text:span text:style-name="T6">Salmo 33 (32)</text:span></text:p>
      <text:p text:style-name="P1"><text:span text:style-name="T10"><text:tab/><text:tab/>Cántico de los tres jóvenes<text:tab/></text:span><text:span text:style-name="T6">Daniel 3, 57 – 58</text:span></text:p>
      <text:p text:style-name="P1"><text:span text:style-name="T10"/></text:p>
      <text:list text:continue-numbering="true" text:style-name="L1">
        <text:list-item>
          <text:p text:style-name="P12">2° LECTURA:<text:tab/><text:span text:style-name="T2">Génesis 22, 1 – 18</text:span><text:tab/><text:tab/><text:tab/><text:tab/>_______________________</text:p>
        </text:list-item>
      </text:list>
      <text:p text:style-name="P1"><text:tab/><text:tab/>Aquedah<text:tab/><text:span text:style-name="T6">Del Targum Neofiti sobre el sacrificio de Isaac Génesis 22, 1 – 19</text:span></text:p>
      <text:p text:style-name="P9"><text:tab/><text:tab/>Me enseñaras el camino de la vida<text:tab/><text:span text:style-name="T6">Salmo 16 (15)</text:span></text:p>
      <text:p text:style-name="P9"/>
      <text:list text:continue-numbering="true" text:style-name="L1">
        <text:list-item>
          <text:p text:style-name="P12">3° LECTURA:<text:tab/><text:span text:style-name="T2">Éxodo 14, 15 – 15, 1</text:span><text:span text:style-name="T9"><text:tab/><text:tab/><text:tab/>_______________________</text:span></text:p>
        </text:list-item>
      </text:list>
      <text:p text:style-name="P1"><text:tab/><text:tab/>Canto de Moisés<text:tab/><text:span text:style-name="T6">Éxodo 15, 1 - 18</text:span></text:p>
      <text:p text:style-name="P1"><text:tab/><text:span text:style-name="T6">Ecos del primer núcleo de lecturas.</text:span></text:p>
      <text:p text:style-name="P1"><text:span text:style-name="T6"/></text:p>
      <text:p text:style-name="P1"><text:tab/><text:span text:style-name="T3">Segundo núcleo de lecturas.</text:span></text:p>
      <text:list text:continue-numbering="true" text:style-name="L1">
        <text:list-item>
          <text:p text:style-name="P12">4° LECTURA:<text:tab/><text:span text:style-name="T2">Isaías 54, 5 – 14</text:span><text:span text:style-name="T9"><text:tab/><text:tab/><text:tab/><text:tab/>_______________________</text:span></text:p>
        </text:list-item>
      </text:list>
      <text:p text:style-name="P1"><text:span text:style-name="T9"><text:tab/><text:tab/>Jerusalén reconstruida<text:tab/></text:span><text:span text:style-name="T6">Tobías 13, 11 – 17</text:span></text:p>
      <text:p text:style-name="P1"><text:span text:style-name="T9"><text:tab/><text:tab/>Sión, madre de todos los pueblos<text:tab/></text:span><text:span text:style-name="T6">Salmo 87 (86)</text:span></text:p>
      <text:p text:style-name="P1"><text:span text:style-name="T9"><text:tab/><text:tab/></text:span><text:span text:style-name="T6">Salmo 29(28)</text:span></text:p>
      <text:p text:style-name="P1"><text:span text:style-name="T9"/></text:p>
      <text:list text:continue-numbering="true" text:style-name="L1">
        <text:list-item>
          <text:p text:style-name="P12">5° LECTURA:<text:tab/><text:span text:style-name="T2">Isaías 55, 1 – 11</text:span><text:span text:style-name="T9"><text:tab/><text:tab/><text:tab/><text:tab/>_______________________</text:span></text:p>
        </text:list-item>
      </text:list>
      <text:p text:style-name="P7"><text:tab/><text:tab/>Gritad jubilosos<text:tab/><text:span text:style-name="T6">Isaías 12</text:span></text:p>
      <text:p text:style-name="P7"/>
      <text:list text:continue-numbering="true" text:style-name="L1">
        <text:list-item>
          <text:p text:style-name="P12">6° LECTURA:<text:tab/><text:span text:style-name="T2">Baruc 3, 9 – 15 . 32 . 4, 4</text:span><text:span text:style-name="T9"><text:tab/><text:tab/><text:tab/>_______________________</text:span></text:p>
        </text:list-item>
      </text:list>
      <text:p text:style-name="P7"><text:tab/><text:tab/>Yo te amo, Señor<text:tab/><text:span text:style-name="T6">Salmo 18 (17)</text:span></text:p>
      <text:p text:style-name="P7"><text:tab/><text:tab/>Shemá Israel<text:tab/><text:span text:style-name="T6">Deuteronomio 6, 4 - 9</text:span></text:p>
      <text:p text:style-name="P7"/>
      <text:list text:continue-numbering="true" text:style-name="L1">
        <text:list-item>
          <text:p text:style-name="P12">7° LECTURA: <text:tab/><text:span text:style-name="T2">Ezequiel 36, 16 – 17a . 18 – 28c</text:span><text:span text:style-name="T9"><text:tab/><text:tab/>_______________________</text:span></text:p>
        </text:list-item>
      </text:list>
      <text:p text:style-name="P7"><text:tab/><text:tab/>Como la cierva<text:tab/><text:span text:style-name="T6">Salmo 42 – 43 (41 – 42)</text:span></text:p>
      <text:p text:style-name="P7"><text:tab/><text:tab/>Misericordia mía, misericordia<text:tab/><text:span text:style-name="T6">Salmo 51 (50) “Miserere”</text:span><text:tab/>_______________________</text:p>
      <text:p text:style-name="P7"><text:tab/><text:span text:style-name="T6">Ecos del segundo núcleo de lecturas.</text:span></text:p>
      <text:p text:style-name="P7"><text:span text:style-name="T11"/></text:p>
      <text:p text:style-name="P7"><text:span text:style-name="T11"><text:tab/></text:span><text:span text:style-name="T3">Transmisión de la Fe.</text:span></text:p>
      <text:list text:continue-numbering="true" text:style-name="L1">
        <text:list-item>
          <text:p text:style-name="P13">Por qué esta noche es diferente<text:tab/><text:span text:style-name="T6">De la Hagadá de Pésaj hebrea<text:tab/></text:span><text:span text:style-name="T8">_______________________</text:span></text:p>
        </text:list-item>
      </text:list>
      <text:p text:style-name="P9"/>
      <text:list text:continue-numbering="true" text:style-name="L1">
        <text:list-item>
          <text:p text:style-name="P13">Daneyú<text:tab/><text:span text:style-name="T6">De la Hagadá de Pésaj hebrea<text:tab/></text:span><text:span text:style-name="T3">Primera parte</text:span><text:tab/><text:tab/>_______________________</text:p>
        </text:list-item>
      </text:list>
      <text:p text:style-name="P7"/>
      <text:list text:continue-numbering="true" text:style-name="L1">
        <text:list-item>
          <text:p text:style-name="P13">Gloria a Dios en lo alto del cielo<text:tab/><text:span text:style-name="T6">Himno Litúrgico</text:span><text:tab/><text:tab/><text:tab/>_______________________</text:p>
        </text:list-item>
      </text:list>
      <text:p text:style-name="P7"/>
      <text:list text:continue-numbering="true" text:style-name="L1">
        <text:list-item>
          <text:p text:style-name="P13"><text:soft-page-break/>8° LECTURA:<text:span text:style-name="T2"> <text:tab/>Romanos 6, 3 – 11</text:span><text:tab/><text:tab/><text:tab/><text:tab/>_______________________</text:p>
        </text:list-item>
      </text:list>
      <text:p text:style-name="P7"><text:tab/><text:tab/>Aleluya Pascual</text:p>
      <text:p text:style-name="P10"/>
      <text:p text:style-name="P7"><text:tab/> <text:s/>Evangelio: <text:span text:style-name="T2">Mateo 28, 1 – 10</text:span></text:p>
      <text:p text:style-name="P10"/>
      <text:list text:continue-numbering="true" text:style-name="L1">
        <text:list-item>
          <text:p text:style-name="P13">Letanías de todos los santos<text:tab/><text:span text:style-name="T6">De la Liturgia Bautismal</text:span><text:span text:style-name="T11"><text:tab/><text:tab/></text:span>_______________________</text:p>
        </text:list-item>
      </text:list>
      <text:p text:style-name="P7"/>
      <text:list text:continue-numbering="true" text:style-name="L1">
        <text:list-item>
          <text:p text:style-name="P13">Bendición del Agua<text:tab/><text:tab/><text:span text:style-name="T6">De la Liturgia Bautismal</text:span><text:tab/><text:tab/><text:tab/>_______________________</text:p>
        </text:list-item>
      </text:list>
      <text:p text:style-name="P7"/>
      <text:list text:continue-numbering="true" text:style-name="L1">
        <text:list-item>
          <text:p text:style-name="P13">Salmodia para las Oraciones Universales<text:tab/><text:tab/><text:tab/>_______________________</text:p>
        </text:list-item>
      </text:list>
      <text:p text:style-name="P7"/>
      <text:list text:continue-numbering="true" text:style-name="L1">
        <text:list-item>
          <text:p text:style-name="P13">PAZ</text:p>
        </text:list-item>
      </text:list>
      <text:p text:style-name="P8"><text:tab/><text:tab/>Gracias a Yahveh<text:tab/><text:span text:style-name="T6">Salmo 136 (135)</text:span><text:tab/><text:tab/><text:tab/><text:tab/>_______________________</text:p>
      <text:p text:style-name="P8"><text:tab/><text:tab/>Por el amor de mis amigos<text:tab/><text:span text:style-name="T6">Salmo 122 (121)</text:span><text:tab/><text:tab/><text:tab/>_______________________</text:p>
      <text:p text:style-name="P8"><text:tab/><text:tab/>Mirad qué estupendo<text:tab/><text:span text:style-name="T6">Salmo 133 (132)</text:span><text:tab/><text:tab/><text:tab/>_______________________</text:p>
      <text:p text:style-name="P7"/>
      <text:list text:continue-numbering="true" text:style-name="L1">
        <text:list-item>
          <text:p text:style-name="P13">OFERTORIO<text:tab/><text:tab/><text:tab/><text:tab/><text:tab/><text:tab/><text:tab/>_______________________</text:p>
        </text:list-item>
      </text:list>
      <text:p text:style-name="P7"><text:tab/><text:tab/>Se encontraron dos ángeles<text:tab/><text:span text:style-name="T6">Canto de los niños</text:span></text:p>
      <text:p text:style-name="P7"/>
      <text:list text:continue-numbering="true" text:style-name="L1">
        <text:list-item>
          <text:p text:style-name="P13">PLEGARIA EUCARÍSTICA</text:p>
        </text:list-item>
      </text:list>
      <text:p text:style-name="P8"><text:tab/><text:tab/>Acompañamiento<text:tab/><text:span text:style-name="T3">Prefacio – Consagración – Anamnesis</text:span><text:tab/>_______________________</text:p>
      <text:p text:style-name="P8"><text:tab/><text:tab/>Santo Palestina 74<text:tab/><text:tab/><text:tab/><text:tab/><text:tab/><text:tab/>_______________________</text:p>
      <text:p text:style-name="P7"/>
      <text:list text:continue-numbering="true" text:style-name="L1">
        <text:list-item>
          <text:p text:style-name="P13">FRACCIÓN DEL PAN</text:p>
        </text:list-item>
      </text:list>
      <text:p text:style-name="P8"><text:tab/><text:tab/>Cordero de Dios<text:tab/><text:span text:style-name="T6">Letanía del Cordero de Dios</text:span><text:tab/><text:tab/>_______________________</text:p>
      <text:p text:style-name="P8"><text:tab/><text:tab/>Tú has cubierto del vergüenza la muerte<text:tab/><text:span text:style-name="T6">Melitón de Sardes</text:span>______________________</text:p>
      <text:p text:style-name="P8"><text:tab/><text:tab/>No hay en Él parecer<text:tab/><text:tab/><text:span text:style-name="T6">Isaías 53, 2ss</text:span><text:tab/><text:tab/><text:tab/>_______________________</text:p>
      <text:p text:style-name="P8"><text:tab/><text:tab/>El lagarero<text:tab/><text:span text:style-name="T6">Isaías 63, 1 – 6</text:span><text:tab/><text:tab/><text:tab/><text:tab/><text:tab/>_______________________</text:p>
      <text:p text:style-name="P7"/>
      <text:list text:continue-numbering="true" text:style-name="L1">
        <text:list-item>
          <text:p text:style-name="P13">COMUNIÓN</text:p>
        </text:list-item>
      </text:list>
      <text:p text:style-name="P8"><text:tab/><text:tab/>Himno de Pascua<text:tab/><text:span text:style-name="T6">Himno</text:span><text:tab/><text:tab/><text:tab/><text:tab/><text:tab/>_______________________</text:p>
      <text:p text:style-name="P8"><text:tab/><text:tab/>A la víctima Pascual <text:tab/><text:span text:style-name="T6">Secuencia de Pascua</text:span><text:tab/><text:tab/>_______________________</text:p>
      <text:p text:style-name="P8"><text:tab/><text:tab/>Oh muerte. ¿Dónde está tu victoria?<text:tab/><text:span text:style-name="T6">1° Corintios 15</text:span><text:tab/>_______________________</text:p>
      <text:p text:style-name="P8"/>
      <text:list text:continue-numbering="true" text:style-name="L1">
        <text:list-item>
          <text:p text:style-name="P13">FINAL<text:tab/><text:tab/><text:tab/><text:tab/><text:tab/><text:tab/><text:tab/><text:tab/>_______________________</text:p>
        </text:list-item>
      </text:list>
      <text:p text:style-name="P7"><text:tab/><text:tab/>Daneyú<text:tab/><text:span text:style-name="T6">De la Hagadá de Pésaj hebrea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ystem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WenQuanYi Micro Hei" style:font-size-asian="12pt" style:language-asian="zh" style:country-asian="CN" style:font-name-complex="DejaVu Sans Condensed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WenQuanYi Micro Hei" style:font-size-asian="12pt" style:language-asian="zh" style:country-asian="CN" style:font-name-complex="DejaVu Sans Condensed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DejaVu Sans Condensed1" style:font-family-complex="'DejaVu Sans Condensed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DejaVu Sans Condensed" style:font-family-complex="'DejaVu Sans Condensed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 Condensed" style:font-family-complex="'DejaVu Sans Condensed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" style:font-family-complex="'DejaVu Sans Condensed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uel José Gutiérrez Avilés</meta:initial-creator>
    <meta:creation-date>2014-03-28T21:14:15</meta:creation-date>
    <dc:date>2014-03-28T23:19:42</dc:date>
    <dc:creator>Samuel José Gutiérrez Avilés</dc:creator>
    <meta:editing-duration>PT1H59M3S</meta:editing-duration>
    <meta:editing-cycles>37</meta:editing-cycles>
    <meta:generator>LibreOffice/7.6.5.2$Linux_X86_64 LibreOffice_project/60$Build-2</meta:generator>
    <meta:document-statistic meta:table-count="0" meta:image-count="0" meta:object-count="0" meta:page-count="2" meta:paragraph-count="61" meta:word-count="434" meta:character-count="3038" meta:non-whitespace-character-count="2525"/>
  </office:meta>
</office:document-meta>
</file>